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master-page-name="Standard">
      <style:paragraph-properties style:page-number="1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text-underline-style="none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 text:c="49"/><text:span text:style-name="T1"><text:s text:c="3"/>JO 2024</text:span></text:p>
      <text:p text:style-name="P1"/>
      <text:p text:style-name="P3"><text:span text:style-name="T2">L’épreuve de surf des JO se déroulera à Tahiti ,il faudra prendre en compte tous les facteurs possibles pour la bonne préparation de notre équipe nationale Australien.</text:span></text:p>
      <text:p text:style-name="Standard"><text:span text:style-name="T2"><text:s/></text:span></text:p>
      <text:p text:style-name="P3"><text:span text:style-name="T2">Afin de maximiser les chances de médaille, tout le personnel et les athlètes <text:s/>partiront <text:s/>2 semaines avant le début de la compétition. Pour cela, l'Australian Olympic Committee avec 70 000 dollars australiens et Reef Tip Drinks Ce avec <text:s/>50 000$ , ce qui nous donne un budget de 120 000 $ pour ses 2 semaines d'entraînement. </text:span></text:p>
      <text:p text:style-name="P3"><text:span text:style-name="T2">D’après nos estimations on estime que 30 000 $ seront nécessaires pour les billets d’avions, 20 000$ de matériel et <text:s/>5000 $ pour les transport du matériel jusqu’à tahiti.</text:span></text:p>
      <text:p text:style-name="Standard"><text:span text:style-name="T2">Nous prévoyons <text:s/>pour le coach, le kinect et community manager une prime de 5000$ chacun pour les 2 semaines d'entrainement. L'assistant coach, le nutritionniste recevront un prime 2500$.</text:span></text:p>
      <text:p text:style-name="P3"><text:span text:style-name="T2">Pour l'entraînement nous prévoyons <text:s/>une maison face à la mer à 15 000 $ par semaine. 5 000$ pour la nourriture, 5000$ d’assurance et 5 000$ en faux frais divers.</text:span></text:p>
      <text:p text:style-name="P2"/>
      <text:p text:style-name="P3"><text:span text:style-name="T2">Pendant la compétition <text:s/>on prévoit de recevoir 4 invités par athlètes se qui nous fait un total de 16 invités à loger, nourrir <text:s/>et rapatrier à tahiti.</text:span></text:p>
      <text:list xml:id="list2451018876" text:style-name="WWNum3">
        <text:list-item>
          <text:p text:style-name="P4"><text:span text:style-name="T2">30 000$ pour les billet d’avions</text:span></text:p>
        </text:list-item>
        <text:list-item>
          <text:p text:style-name="P4"><text:span text:style-name="T2">40 000$ pour les hôtels</text:span></text:p>
        </text:list-item>
        <text:list-item>
          <text:p text:style-name="P4"><text:span text:style-name="T2">8 000$ pour la restauration</text:span></text:p>
        </text:list-item>
        <text:list-item>
          <text:p text:style-name="P4"><text:span text:style-name="T2">7 000$ pour les activités</text:span></text:p>
        </text:list-item>
        <text:list-item>
          <text:p text:style-name="P4"><text:span text:style-name="T2">5 000$ pour les déplacement</text:span></text:p>
        </text:list-item>
        <text:list-item>
          <text:p text:style-name="P4"><text:span text:style-name="T2">5 000$ en faux frais <text:s/>divers </text:span></text:p>
        </text:list-item>
      </text:list>
      <text:p text:style-name="P2"/>
      <text:p text:style-name="Standard"><text:span text:style-name="T2">un budget de 100 000 $ leur est à louer. <text:s/></text:span></text:p>
      <text:p text:style-name="P2"/>
      <text:p text:style-name="Standard"><text:span text:style-name="T2">Une équipe de journaliste sportif et leur matériel pour les jeu 50 000 $ </text:span></text:p>
      <text:list xml:id="list133749783" text:style-name="WWNum2">
        <text:list-item>
          <text:p text:style-name="P5"><text:span text:style-name="T2">10 000$ pour les billet d’avions </text:span></text:p>
        </text:list-item>
        <text:list-item>
          <text:p text:style-name="P5"><text:span text:style-name="T2">10 000$ pour les hôtel</text:span></text:p>
        </text:list-item>
        <text:list-item>
          <text:p text:style-name="P5"><text:span text:style-name="T2">15 000$ de matériel</text:span></text:p>
        </text:list-item>
        <text:list-item>
          <text:p text:style-name="P5"><text:span text:style-name="T2">5 000$ pour le transport du matériel</text:span></text:p>
        </text:list-item>
        <text:list-item>
          <text:p text:style-name="P5"><text:span text:style-name="T2">5 000$ pour la restauration</text:span></text:p>
        </text:list-item>
        <text:list-item>
          <text:p text:style-name="P5"><text:soft-page-break/><text:span text:style-name="T2">5 000$ pour les déplacement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Standard"><text:span text:style-name="T2">Les membre de la fédération de surf australienne 100 000$ </text:span></text:p>
      <text:list xml:id="list2032812501" text:style-name="WWNum5">
        <text:list-item>
          <text:p text:style-name="P6"><text:span text:style-name="T2">15 000$ pour les billet d’avions </text:span></text:p>
        </text:list-item>
      </text:list>
      <text:list xml:id="list41339511850137" text:continue-list="list133749783" text:style-name="WWNum2">
        <text:list-item>
          <text:p text:style-name="P5"><text:span text:style-name="T2">20 000$ pour les hôtel</text:span></text:p>
        </text:list-item>
        <text:list-item>
          <text:p text:style-name="P5"><text:span text:style-name="T2">10 000$ pour la restauration</text:span></text:p>
        </text:list-item>
        <text:list-item>
          <text:p text:style-name="P5"><text:span text:style-name="T2">10 000$ pour les déplacement</text:span></text:p>
        </text:list-item>
        <text:list-item>
          <text:p text:style-name="P5"><text:span text:style-name="T2">45 000$ pour une cérémonie officiel </text:span></text:p>
        </text:list-item>
      </text:list>
      <text:p text:style-name="P2"/>
      <text:p text:style-name="Standard"><text:span text:style-name="T2">Les prime pour les athlète et le staff 50 000$</text:span></text:p>
      <text:list xml:id="list3075883115" text:style-name="WWNum4">
        <text:list-item>
          <text:p text:style-name="P7"><text:span text:style-name="T2">32 000$ pour les athlète</text:span></text:p>
        </text:list-item>
        <text:list-item>
          <text:p text:style-name="P7"><text:span text:style-name="T2">7 000$ pour le coach et l'assistant coach</text:span></text:p>
        </text:list-item>
        <text:list-item>
          <text:p text:style-name="P7"><text:span text:style-name="T2">4 000$ pour le kinect </text:span></text:p>
        </text:list-item>
        <text:list-item>
          <text:p text:style-name="P7"><text:span text:style-name="T2">4 000$ pour le community manager </text:span></text:p>
        </text:list-item>
        <text:list-item>
          <text:p text:style-name="P7"><text:span text:style-name="T2">3 000$ pour le nutritionniste</text:span></text:p>
        </text:list-item>
      </text:list>
      <text:p text:style-name="P2"/>
      <text:p text:style-name="Standard"><text:span text:style-name="T2">un total de 260 000$ pour la compétition en elle-même est prévu.</text:span></text:p>
      <text:p text:style-name="Standard"><text:span text:style-name="T2">Cette partie est prise en charges par les sponsor et le gouvernement </text:span></text:p>
      <text:list xml:id="list2500203384" text:style-name="WWNum1">
        <text:list-item>
          <text:p text:style-name="P8"><text:span text:style-name="T2">Reef Tip Drinks Ce 25 000 $ </text:span></text:p>
        </text:list-item>
        <text:list-item>
          <text:p text:style-name="P8"><text:span text:style-name="T2">BlackRoll 35 000$</text:span></text:p>
        </text:list-item>
        <text:list-item>
          <text:p text:style-name="P8"><text:span text:style-name="T2">Hyundai 100 000$</text:span></text:p>
        </text:list-item>
        <text:list-item>
          <text:p text:style-name="P8"><text:span text:style-name="T2">Australian Olympic Committee 100 000 $</text:span></text:p>
        </text:list-item>
      </text:list>
      <text:p text:style-name="P2"><text:soft-page-break/></text:p>
      <text:p text:style-name="P2"/>
      <text:p text:style-name="Standard"><text:span text:style-name="T2">Nous avons un budget de 380 000$ pour la préparation et les jeux olympiques de Paris 2024 ILs faudrait donc trouver 35 000 $ supplémentaire pour équilibrer les comp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1" meta:word-count="461" meta:character-count="2485" meta:non-whitespace-character-count="2015"/>
    <meta:generator>LibreOfficeDev/6.0.5.2$Linux_X86_64 LibreOffice_project/</meta:generator>
  </office:meta>
</office:document-meta>
</file>